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63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1.75cm"/>
    </style:style>
    <style:style style:name="co11" style:family="table-column">
      <style:table-column-properties fo:break-before="auto" style:column-width="1.519cm"/>
    </style:style>
    <style:style style:name="co12" style:family="table-column">
      <style:table-column-properties fo:break-before="auto" style:column-width="2.766cm"/>
    </style:style>
    <style:style style:name="co13" style:family="table-column">
      <style:table-column-properties fo:break-before="auto" style:column-width="2.535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1.57cm"/>
    </style:style>
    <style:style style:name="co17" style:family="table-column">
      <style:table-column-properties fo:break-before="auto" style:column-width="1.362cm"/>
    </style:style>
    <style:style style:name="co18" style:family="table-column">
      <style:table-column-properties fo:break-before="auto" style:column-width="2.762cm"/>
    </style:style>
    <style:style style:name="co19" style:family="table-column">
      <style:table-column-properties fo:break-before="auto" style:column-width="2.051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1.976cm"/>
    </style:style>
    <style:style style:name="co22" style:family="table-column">
      <style:table-column-properties fo:break-before="auto" style:column-width="9.95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09cm"/>
    </style:style>
    <style:style style:name="co25" style:family="table-column">
      <style:table-column-properties fo:break-before="auto" style:column-width="3.027cm"/>
    </style:style>
    <style:style style:name="co26" style:family="table-column">
      <style:table-column-properties fo:break-before="auto" style:column-width="2.649cm"/>
    </style:style>
    <style:style style:name="co27" style:family="table-column">
      <style:table-column-properties fo:break-before="auto" style:column-width="3.508cm"/>
    </style:style>
    <style:style style:name="co28" style:family="table-column">
      <style:table-column-properties fo:break-before="auto" style:column-width="3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6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10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/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13" style:family="table-cell" style:parent-style-name="Default" style:data-style-name="N37"/>
    <style:style style:name="ce14" style:family="table-cell" style:parent-style-name="Default" style:data-style-name="N70"/>
    <style:style style:name="ce17" style:family="table-cell" style:parent-style-name="Default" style:data-style-name="N49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7" office:value-type="percentage" office:value="0.21" calcext:value-type="percentage">
            <text:p>21,00 %</text:p>
          </table:table-cell>
          <table:table-cell/>
          <table:table-cell table:formula="of:=VALUE(MIDB(COM.MICROSOFT.WEBSERVICE(&quot;https://dolarapi.com/v1/dolares/oficial&quot;);95;4))" office:value-type="float" office:value="1410" calcext:value-type="float">
            <text:p>1410</text:p>
          </table:table-cell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Total a pagar</text:p>
          </table:table-cell>
          <table:table-cell table:style-name="ce2" office:value-type="string" calcext:value-type="string">
            <text:p>Total en U$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3"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style-name="ce3" table:formula="of:=[.B3]*[.C3]" office:value-type="currency" office:currency="ARS" office:value="87.5" calcext:value-type="currency">
            <text:p>$87,50</text:p>
          </table:table-cell>
          <table:table-cell table:style-name="ce3" table:formula="of:=[.D3]*[.$E$1]" office:value-type="currency" office:currency="ARS" office:value="18.375" calcext:value-type="currency">
            <text:p>$18,38</text:p>
          </table:table-cell>
          <table:table-cell table:style-name="ce3" table:formula="of:=[.D3]+[.E3]" office:value-type="currency" office:currency="ARS" office:value="105.875" calcext:value-type="currency">
            <text:p>$105,88</text:p>
          </table:table-cell>
          <table:table-cell table:style-name="ce3" table:formula="of:=ROUNDDOWN([.F3]/[.$G$1];2)" office:value-type="currency" office:currency="ARS" office:value="0.07" calcext:value-type="currency">
            <text:p>$0,0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style-name="ce3" table:formula="of:=[.B4]*[.C4]" office:value-type="currency" office:currency="ARS" office:value="273" calcext:value-type="currency">
            <text:p>$273,00</text:p>
          </table:table-cell>
          <table:table-cell table:style-name="ce3" table:formula="of:=[.D4]*[.$E$1]" office:value-type="currency" office:currency="ARS" office:value="57.33" calcext:value-type="currency">
            <text:p>$57,33</text:p>
          </table:table-cell>
          <table:table-cell table:style-name="ce3" table:formula="of:=[.D4]+[.E4]" office:value-type="currency" office:currency="ARS" office:value="330.33" calcext:value-type="currency">
            <text:p>$330,33</text:p>
          </table:table-cell>
          <table:table-cell table:style-name="ce3" table:formula="of:=ROUNDDOWN([.F4]/[.$G$1];2)" office:value-type="currency" office:currency="ARS" office:value="0.23" calcext:value-type="currency">
            <text:p>$0,2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3"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currency" office:currency="ARS" office:value="11.2" calcext:value-type="currency">
            <text:p>$11,20</text:p>
          </table:table-cell>
          <table:table-cell table:style-name="ce3" table:formula="of:=[.D5]*[.$E$1]" office:value-type="currency" office:currency="ARS" office:value="2.352" calcext:value-type="currency">
            <text:p>$2,35</text:p>
          </table:table-cell>
          <table:table-cell table:style-name="ce3" table:formula="of:=[.D5]+[.E5]" office:value-type="currency" office:currency="ARS" office:value="13.552" calcext:value-type="currency">
            <text:p>$13,55</text:p>
          </table:table-cell>
          <table:table-cell table:style-name="ce3" table:formula="of:=ROUNDDOWN([.F5]/[.$G$1];2)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3"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currency" office:currency="ARS" office:value="30.5" calcext:value-type="currency">
            <text:p>$30,50</text:p>
          </table:table-cell>
          <table:table-cell table:style-name="ce3" table:formula="of:=[.D6]*[.$E$1]" office:value-type="currency" office:currency="ARS" office:value="6.405" calcext:value-type="currency">
            <text:p>$6,41</text:p>
          </table:table-cell>
          <table:table-cell table:style-name="ce3" table:formula="of:=[.D6]+[.E6]" office:value-type="currency" office:currency="ARS" office:value="36.905" calcext:value-type="currency">
            <text:p>$36,91</text:p>
          </table:table-cell>
          <table:table-cell table:style-name="ce3" table:formula="of:=ROUNDDOWN([.F6]/[.$G$1];2)" office:value-type="currency" office:currency="ARS" office:value="0.02" calcext:value-type="currency">
            <text:p>$0,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btener cosas de interne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Consultar un API REST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a xlink:href="https://dolarapi.com/docs/" xlink:type="simple">https://dolarapi.com/docs/</text:a></text:p>
          </table:table-cell>
          <table:table-cell/>
          <table:table-cell office:value-type="string" calcext:value-type="string">
            <text:p>se consulta un web service</text:p>
          </table:table-cell>
          <table:table-cell/>
        </table:table-row>
        <table:table-row table:style-name="ro3">
          <table:table-cell table:number-columns-repeated="3"/>
          <table:table-cell table:formula="of:=COM.MICROSOFT.WEBSERVICE(&quot;https://dolarapi.com/v1/dolares/oficial&quot;)" office:value-type="string" office:string-value="{&#10;  &quot;moneda&quot;: &quot;USD&quot;,&#10;  &quot;casa&quot;: &quot;oficial&quot;,&#10;  &quot;nombre&quot;: &quot;Oficial&quot;,&#10;  &quot;compra&quot;: 1360,&#10;  &quot;venta&quot;: 1410,&#10;  &quot;fechaActualizacion&quot;: &quot;2026-03-20T17:00:00.000Z&quot;&#10;}" calcext:value-type="string">
            <text:p>{</text:p>
            <text:p>  "moneda": "USD",</text:p>
            <text:p>  "casa": "oficial",</text:p>
            <text:p>  "nombre": "Oficial",</text:p>
            <text:p>  "compra": 1360,</text:p>
            <text:p>  "venta": 1410,</text:p>
            <text:p>  "fechaActualizacion": "2026-03-20T17:00:00.000Z"</text:p>
            <text:p>}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MIDB([.D12];95;4)" office:value-type="string" office:string-value="1410" calcext:value-type="string">
            <text:p>14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table:formula="of:=VALUE([.D13])"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Hacer SCRAP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ttps://dolarhoy.com/</text:p>
          </table:table-cell>
          <table:table-cell/>
          <table:table-cell office:value-type="string" calcext:value-type="string">
            <text:p>se captura info de la web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*=SERVICIOWEB("https://dolarhoy.com/")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7" office:value-type="percentage" office:value="0.21" calcext:value-type="percentage">
            <text:p>21,00 %</text:p>
          </table:table-cell>
          <table:table-cell table:style-name="ce7" office:value-type="percentage" office:value="0.05" calcext:value-type="percentage">
            <text:p>5,00 %</text:p>
          </table:table-cell>
          <table:table-cell table:style-name="ce7" office:value-type="percentage" office:value="0.03" calcext:value-type="percentage">
            <text:p>3,00 %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Ing. Brutos</text:p>
          </table:table-cell>
          <table:table-cell table:style-name="ce2" office:value-type="string" calcext:value-type="string">
            <text:p>Tasa Municipal</text:p>
          </table:table-cell>
          <table:table-cell table:style-name="ce2" office:value-type="string" calcext:value-type="string">
            <text:p>Total a paga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$D3]*[.E$1]" office:value-type="currency" office:currency="ARS" office:value="18.375" calcext:value-type="currency">
            <text:p>$18,38</text:p>
          </table:table-cell>
          <table:table-cell table:formula="of:=[.$D3]*[.F$1]" office:value-type="currency" office:currency="ARS" office:value="4.375" calcext:value-type="currency">
            <text:p>$4,38</text:p>
          </table:table-cell>
          <table:table-cell table:formula="of:=[.$D3]*[.G$1]" office:value-type="currency" office:currency="ARS" office:value="2.625" calcext:value-type="currency">
            <text:p>$2,63</text:p>
          </table:table-cell>
          <table:table-cell table:formula="of:=SUM([.D3:.G3])" office:value-type="currency" office:currency="ARS" office:value="112.875" calcext:value-type="currency">
            <text:p>$112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$D4]*[.E$1]" office:value-type="currency" office:currency="ARS" office:value="57.33" calcext:value-type="currency">
            <text:p>$57,33</text:p>
          </table:table-cell>
          <table:table-cell table:formula="of:=[.$D4]*[.F$1]" office:value-type="currency" office:currency="ARS" office:value="13.65" calcext:value-type="currency">
            <text:p>$13,65</text:p>
          </table:table-cell>
          <table:table-cell table:formula="of:=[.$D4]*[.G$1]" office:value-type="currency" office:currency="ARS" office:value="8.19" calcext:value-type="currency">
            <text:p>$8,19</text:p>
          </table:table-cell>
          <table:table-cell table:formula="of:=SUM([.D4:.G4])" office:value-type="currency" office:currency="ARS" office:value="352.17" calcext:value-type="currency">
            <text:p>$352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$D5]*[.E$1]" office:value-type="currency" office:currency="ARS" office:value="2.352" calcext:value-type="currency">
            <text:p>$2,35</text:p>
          </table:table-cell>
          <table:table-cell table:formula="of:=[.$D5]*[.F$1]" office:value-type="currency" office:currency="ARS" office:value="0.56" calcext:value-type="currency">
            <text:p>$0,56</text:p>
          </table:table-cell>
          <table:table-cell table:formula="of:=[.$D5]*[.G$1]" office:value-type="currency" office:currency="ARS" office:value="0.336" calcext:value-type="currency">
            <text:p>$0,34</text:p>
          </table:table-cell>
          <table:table-cell table:formula="of:=SUM([.D5:.G5])" office:value-type="currency" office:currency="ARS" office:value="14.448" calcext:value-type="currency">
            <text:p>$14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$D6]*[.E$1]" office:value-type="currency" office:currency="ARS" office:value="6.405" calcext:value-type="currency">
            <text:p>$6,41</text:p>
          </table:table-cell>
          <table:table-cell table:formula="of:=[.$D6]*[.F$1]" office:value-type="currency" office:currency="ARS" office:value="1.525" calcext:value-type="currency">
            <text:p>$1,53</text:p>
          </table:table-cell>
          <table:table-cell table:formula="of:=[.$D6]*[.G$1]" office:value-type="currency" office:currency="ARS" office:value="0.915" calcext:value-type="currency">
            <text:p>$0,92</text:p>
          </table:table-cell>
          <table:table-cell table:formula="of:=SUM([.D6:.G6])" office:value-type="currency" office:currency="ARS" office:value="39.345" calcext:value-type="currency">
            <text:p>$39,35</text:p>
          </table:table-cell>
          <table:table-cell table:number-columns-repeated="2"/>
        </table:table-row>
      </table:table>
      <table:table table:name="Hoja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5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3" table:formula="of:=TODAY()" office:value-type="date" office:date-value="2026-03-20" calcext:value-type="date">
            <text:p>20/03/26</text:p>
          </table:table-cell>
          <table:table-cell/>
          <table:table-cell table:style-name="ce7" office:value-type="percentage" office:value="0.01" calcext:value-type="percentage">
            <text:p>1,00 %</text:p>
          </table:table-cell>
          <table:table-cell/>
          <table:table-cell table:style-name="ce7" office:value-type="percentage" office:value="0.5" calcext:value-type="percentage">
            <text:p>50,00 %</text:p>
          </table:table-cell>
          <table:table-cell table:style-name="ce7" office:value-type="percentage" office:value="1" calcext:value-type="percentage">
            <text:p>100,00 %</text:p>
          </table:table-cell>
          <table:table-cell table:number-columns-repeated="5"/>
          <table:table-cell table:style-name="ce7" office:value-type="percentage" office:value="0.11" calcext:value-type="percentage">
            <text:p>11,00 %</text:p>
          </table:table-cell>
          <table:table-cell table:style-name="ce7" office:value-type="percentage" office:value="0.04" calcext:value-type="percentage">
            <text:p>4,00 %</text:p>
          </table:table-cell>
          <table:table-cell table:style-name="ce7" office:value-type="percentage" office:value="0.06" calcext:value-type="percentage">
            <text:p>6,00 %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Legajo</text:p>
          </table:table-cell>
          <table:table-cell table:style-name="ce2" office:value-type="string" calcext:value-type="string">
            <text:p>Fecha de ingreso</text:p>
          </table:table-cell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Sueldo Básico</text:p>
          </table:table-cell>
          <table:table-cell table:style-name="ce2" office:value-type="string" calcext:value-type="string">
            <text:p>Plus x Antiguedad</text:p>
          </table:table-cell>
          <table:table-cell table:style-name="ce2" office:value-type="string" calcext:value-type="string">
            <text:p>Valor Hora</text:p>
          </table:table-cell>
          <table:table-cell table:style-name="ce2" office:value-type="string" calcext:value-type="string">
            <text:p>Cantidad Horas Extras Simples</text:p>
          </table:table-cell>
          <table:table-cell table:style-name="ce2" office:value-type="string" calcext:value-type="string">
            <text:p>Cantidad Horas Extras Dobles</text:p>
          </table:table-cell>
          <table:table-cell table:style-name="ce2" office:value-type="string" calcext:value-type="string">
            <text:p>Total $ Horas Extras</text:p>
          </table:table-cell>
          <table:table-cell table:style-name="ce2" office:value-type="string" calcext:value-type="string">
            <text:p>Versión 2 factor común</text:p>
          </table:table-cell>
          <table:table-cell table:style-name="ce2" office:value-type="string" calcext:value-type="string">
            <text:p>Sumas no remunerativas</text:p>
          </table:table-cell>
          <table:table-cell table:style-name="ce2" office:value-type="string" calcext:value-type="string">
            <text:p>Sumas remunerativas</text:p>
          </table:table-cell>
          <table:table-cell table:style-name="ce2" office:value-type="string" calcext:value-type="string">
            <text:p>Total Remunerativos</text:p>
          </table:table-cell>
          <table:table-cell table:style-name="ce2" office:value-type="string" calcext:value-type="string">
            <text:p>Jubilación</text:p>
          </table:table-cell>
          <table:table-cell table:style-name="ce2" office:value-type="string" calcext:value-type="string">
            <text:p>Aporte sindical</text:p>
          </table:table-cell>
          <table:table-cell table:style-name="ce2" office:value-type="string" calcext:value-type="string">
            <text:p>Obra Social</text:p>
          </table:table-cell>
          <table:table-cell table:style-name="ce2" office:value-type="string" calcext:value-type="string">
            <text:p>Sueldo Neto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table:style-name="ce13" office:value-type="date" office:date-value="1999-08-16" calcext:value-type="date">
            <text:p>16/08/99</text:p>
          </table:table-cell>
          <table:table-cell table:formula="of:=INT(DAYS360([.B3];[.$C$1])/360)" office:value-type="float" office:value="26" calcext:value-type="float">
            <text:p>26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3]*[.D3]*[.$E$1]" office:value-type="currency" office:currency="ARS" office:value="468" calcext:value-type="currency">
            <text:p>$468,00</text:p>
          </table:table-cell>
          <table:table-cell table:style-name="ce5" table:formula="of:=[.D3]/200" office:value-type="currency" office:currency="ARS" office:value="9" calcext:value-type="currency">
            <text:p>$9,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5" table:formula="of:=[.F3]*[.G3]*1.5+[.F3]*[.H3]*2" office:value-type="currency" office:currency="ARS" office:value="553.5" calcext:value-type="currency">
            <text:p>$553,50</text:p>
          </table:table-cell>
          <table:table-cell table:style-name="ce5" table:formula="of:=[.F3]*([.G3]*1.5+[.H3]*2)" office:value-type="currency" office:currency="ARS" office:value="553.5" calcext:value-type="currency">
            <text:p>$553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3]+[.L3]+[.I3]+[.E3]" office:value-type="currency" office:currency="ARS" office:value="3421.5" calcext:value-type="currency">
            <text:p>$3.421,50</text:p>
          </table:table-cell>
          <table:table-cell table:formula="of:=[.$M3]*[.N$1]" office:value-type="currency" office:currency="ARS" office:value="376.365" calcext:value-type="currency">
            <text:p>$376,37</text:p>
          </table:table-cell>
          <table:table-cell table:formula="of:=[.$M3]*[.O$1]" office:value-type="currency" office:currency="ARS" office:value="136.86" calcext:value-type="currency">
            <text:p>$136,86</text:p>
          </table:table-cell>
          <table:table-cell table:formula="of:=[.$M3]*[.P$1]" office:value-type="currency" office:currency="ARS" office:value="205.29" calcext:value-type="currency">
            <text:p>$205,29</text:p>
          </table:table-cell>
          <table:table-cell table:style-name="ce5" table:formula="of:=[.K3]+[.M3]-[.N3]-[.O3]-[.P3]" office:value-type="currency" office:currency="ARS" office:value="3252.985" calcext:value-type="currency">
            <text:p>$3.252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table:style-name="ce13" office:value-type="date" office:date-value="2003-02-25" calcext:value-type="date">
            <text:p>25/02/03</text:p>
          </table:table-cell>
          <table:table-cell table:formula="of:=INT(DAYS360([.B4];[.$C$1])/360)" office:value-type="float" office:value="23" calcext:value-type="float">
            <text:p>23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4]*[.D4]*[.$E$1]" office:value-type="currency" office:currency="ARS" office:value="414" calcext:value-type="currency">
            <text:p>$414,00</text:p>
          </table:table-cell>
          <table:table-cell table:style-name="ce5" table:formula="of:=[.D4]/200" office:value-type="currency" office:currency="ARS" office:value="9" calcext:value-type="currency">
            <text:p>$9,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[.F4]*[.G4]*1.5+[.F4]*[.H4]*2" office:value-type="currency" office:currency="ARS" office:value="54" calcext:value-type="currency">
            <text:p>$54,00</text:p>
          </table:table-cell>
          <table:table-cell table:style-name="ce5" table:formula="of:=[.F4]*([.G4]*1.5+[.H4]*2)" office:value-type="currency" office:currency="ARS" office:value="54" calcext:value-type="currency">
            <text:p>$54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4]+[.L4]+[.I4]+[.E4]" office:value-type="currency" office:currency="ARS" office:value="2868" calcext:value-type="currency">
            <text:p>$2.868,00</text:p>
          </table:table-cell>
          <table:table-cell table:formula="of:=[.$M4]*[.N$1]" office:value-type="currency" office:currency="ARS" office:value="315.48" calcext:value-type="currency">
            <text:p>$315,48</text:p>
          </table:table-cell>
          <table:table-cell table:formula="of:=[.$M4]*[.O$1]" office:value-type="currency" office:currency="ARS" office:value="114.72" calcext:value-type="currency">
            <text:p>$114,72</text:p>
          </table:table-cell>
          <table:table-cell table:formula="of:=[.$M4]*[.P$1]" office:value-type="currency" office:currency="ARS" office:value="172.08" calcext:value-type="currency">
            <text:p>$172,08</text:p>
          </table:table-cell>
          <table:table-cell table:style-name="ce5" table:formula="of:=[.K4]+[.M4]-[.N4]-[.O4]-[.P4]" office:value-type="currency" office:currency="ARS" office:value="2815.72" calcext:value-type="currency">
            <text:p>$2.815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table:style-name="ce13" office:value-type="date" office:date-value="2007-03-01" calcext:value-type="date">
            <text:p>01/03/07</text:p>
          </table:table-cell>
          <table:table-cell table:formula="of:=INT(DAYS360([.B5];[.$C$1])/360)" office:value-type="float" office:value="19" calcext:value-type="float">
            <text:p>19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5]*[.D5]*[.$E$1]" office:value-type="currency" office:currency="ARS" office:value="342" calcext:value-type="currency">
            <text:p>$342,00</text:p>
          </table:table-cell>
          <table:table-cell table:style-name="ce5" table:formula="of:=[.D5]/200" office:value-type="currency" office:currency="ARS" office:value="9" calcext:value-type="currency">
            <text:p>$9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F5]*[.G5]*1.5+[.F5]*[.H5]*2" office:value-type="currency" office:currency="ARS" office:value="202.5" calcext:value-type="currency">
            <text:p>$202,50</text:p>
          </table:table-cell>
          <table:table-cell table:style-name="ce5" table:formula="of:=[.F5]*([.G5]*1.5+[.H5]*2)" office:value-type="currency" office:currency="ARS" office:value="202.5" calcext:value-type="currency">
            <text:p>$202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5]+[.L5]+[.I5]+[.E5]" office:value-type="currency" office:currency="ARS" office:value="2944.5" calcext:value-type="currency">
            <text:p>$2.944,50</text:p>
          </table:table-cell>
          <table:table-cell table:formula="of:=[.$M5]*[.N$1]" office:value-type="currency" office:currency="ARS" office:value="323.895" calcext:value-type="currency">
            <text:p>$323,90</text:p>
          </table:table-cell>
          <table:table-cell table:formula="of:=[.$M5]*[.O$1]" office:value-type="currency" office:currency="ARS" office:value="117.78" calcext:value-type="currency">
            <text:p>$117,78</text:p>
          </table:table-cell>
          <table:table-cell table:formula="of:=[.$M5]*[.P$1]" office:value-type="currency" office:currency="ARS" office:value="176.67" calcext:value-type="currency">
            <text:p>$176,67</text:p>
          </table:table-cell>
          <table:table-cell table:style-name="ce5" table:formula="of:=[.K5]+[.M5]-[.N5]-[.O5]-[.P5]" office:value-type="currency" office:currency="ARS" office:value="2876.155" calcext:value-type="currency">
            <text:p>$2.876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</text:p>
          </table:table-cell>
          <table:table-cell table:style-name="ce13" office:value-type="date" office:date-value="2011-10-01" calcext:value-type="date">
            <text:p>01/10/11</text:p>
          </table:table-cell>
          <table:table-cell table:formula="of:=INT(DAYS360([.B6];[.$C$1])/360)" office:value-type="float" office:value="14" calcext:value-type="float">
            <text:p>14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6]*[.D6]*[.$E$1]" office:value-type="currency" office:currency="ARS" office:value="252" calcext:value-type="currency">
            <text:p>$252,00</text:p>
          </table:table-cell>
          <table:table-cell table:style-name="ce5" table:formula="of:=[.D6]/200" office:value-type="currency" office:currency="ARS" office:value="9" calcext:value-type="currency">
            <text:p>$9,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F6]*[.G6]*1.5+[.F6]*[.H6]*2" office:value-type="currency" office:currency="ARS" office:value="0" calcext:value-type="currency">
            <text:p>$0,00</text:p>
          </table:table-cell>
          <table:table-cell table:style-name="ce5" table:formula="of:=[.F6]*([.G6]*1.5+[.H6]*2)" office:value-type="currency" office:currency="ARS" office:value="0" calcext:value-type="currency">
            <text:p>$0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6]+[.L6]+[.I6]+[.E6]" office:value-type="currency" office:currency="ARS" office:value="2652" calcext:value-type="currency">
            <text:p>$2.652,00</text:p>
          </table:table-cell>
          <table:table-cell table:formula="of:=[.$M6]*[.N$1]" office:value-type="currency" office:currency="ARS" office:value="291.72" calcext:value-type="currency">
            <text:p>$291,72</text:p>
          </table:table-cell>
          <table:table-cell table:formula="of:=[.$M6]*[.O$1]" office:value-type="currency" office:currency="ARS" office:value="106.08" calcext:value-type="currency">
            <text:p>$106,08</text:p>
          </table:table-cell>
          <table:table-cell table:formula="of:=[.$M6]*[.P$1]" office:value-type="currency" office:currency="ARS" office:value="159.12" calcext:value-type="currency">
            <text:p>$159,12</text:p>
          </table:table-cell>
          <table:table-cell table:style-name="ce5" table:formula="of:=[.K6]+[.M6]-[.N6]-[.O6]-[.P6]" office:value-type="currency" office:currency="ARS" office:value="2645.08" calcext:value-type="currency">
            <text:p>$2.645,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Falta factor común en grpo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formulas de fecha de y hora</text:p>
          </table:table-cell>
          <table:table-cell/>
          <table:table-cell table:style-name="Default" table:number-columns-repeated="3"/>
          <table:table-cell table:number-columns-repeated="5"/>
        </table:table-row>
      </table:table>
      <table:table table:name="Hoja4" table:style-name="ta1"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table:style-name="ce13" table:formula="of:=TODAY()" office:value-type="date" office:date-value="2026-03-20" calcext:value-type="date">
            <text:p>20/03/26</text:p>
          </table:table-cell>
          <table:table-cell/>
          <table:table-cell table:style-name="ce13" office:value-type="date" office:date-value="2026-03-18" calcext:value-type="date">
            <text:p>18/03/26</text:p>
          </table:table-cell>
          <table:table-cell/>
          <table:table-cell table:style-name="ce13" office:value-type="date" office:date-value="1973-02-02" calcext:value-type="date">
            <text:p>02/02/73</text:p>
          </table:table-cell>
        </table:table-row>
        <table:table-row table:style-name="ro1">
          <table:table-cell table:style-name="ce14" table:formula="of:=NOW()" office:value-type="date" office:date-value="2026-03-20T22:13:04.45512" calcext:value-type="date">
            <text:p>20/03/26 22:1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YEAR([.A1])" office:value-type="float" office:value="2026" calcext:value-type="float">
            <text:p>2026</text:p>
          </table:table-cell>
          <table:table-cell table:number-columns-repeated="3"/>
          <table:table-cell table:formula="of:=YEAR([.E1])" office:value-type="float" office:value="1973" calcext:value-type="float">
            <text:p>1973</text:p>
          </table:table-cell>
        </table:table-row>
        <table:table-row table:style-name="ro1">
          <table:table-cell table:formula="of:=YEAR(TODAY())"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table:formula="of:=MONTH([.A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DAY([.A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HOUR([.A2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MINUTE([.A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SECOND([.A2])" office:value-type="float" office:value="4" calcext:value-type="float">
            <text:p>4</text:p>
          </table:table-cell>
          <table:table-cell table:number-columns-repeated="4"/>
        </table:table-row>
      </table:table>
      <table:table table:name="Hoja5" table:style-name="ta1">
        <table:table-column table:style-name="co1" table:number-columns-repeated="6" table:default-cell-style-name="Default"/>
        <table:table-row table:style-name="ro1">
          <table:table-cell table:style-name="ce13" table:formula="of:=TODAY()" office:value-type="date" office:date-value="2026-03-20" calcext:value-type="date">
            <text:p>20/03/26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1973-02-02" calcext:value-type="date">
            <text:p>02/02/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nes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martes</text:p>
          </table:table-cell>
        </table:table-row>
        <table:table-row table:style-name="ro1">
          <table:table-cell table:formula="of:=WEEKDAY([.A1];2)" office:value-type="float" office:value="5" calcext:value-type="float">
            <text:p>5</text:p>
          </table:table-cell>
          <table:table-cell table:formula="of:=WEEKDAY([.B1];2)" office:value-type="float" office:value="7" calcext:value-type="float">
            <text:p>7</text:p>
          </table:table-cell>
          <table:table-cell table:formula="of:=WEEKDAY([.C1];2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ércoles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jueves</text:p>
          </table:table-cell>
        </table:table-row>
        <table:table-row table:style-name="ro1">
          <table:table-cell table:formula="of:=VLOOKUP([.A3];[.$E$1:.$F$7];2)" office:value-type="string" office:string-value="viernes" calcext:value-type="string">
            <text:p>viernes</text:p>
          </table:table-cell>
          <table:table-cell table:formula="of:=VLOOKUP([.B3];[.$E$1:.$F$7];2)" office:value-type="string" office:string-value="domingo" calcext:value-type="string">
            <text:p>domingo</text:p>
          </table:table-cell>
          <table:table-cell table:formula="of:=VLOOKUP([.C3];[.$E$1:.$F$7];2)" office:value-type="string" office:string-value="viernes" calcext:value-type="string">
            <text:p>viern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table:formula="of:=VLOOKUP([.A3];semana;2)" office:value-type="string" office:string-value="viernes" calcext:value-type="string">
            <text:p>viernes</text:p>
          </table:table-cell>
          <table:table-cell table:formula="of:=VLOOKUP([.B3];semana;2)" office:value-type="string" office:string-value="domingo" calcext:value-type="string">
            <text:p>domingo</text:p>
          </table:table-cell>
          <table:table-cell table:formula="of:=VLOOKUP([.C3];semana;2)" office:value-type="string" office:string-value="viernes" calcext:value-type="string">
            <text:p>viern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VLOOKUP(WEEKDAY([.A1];2);semana;2)" office:value-type="string" office:string-value="viernes" calcext:value-type="string">
            <text:p>viernes</text:p>
          </table:table-cell>
          <table:table-cell table:formula="of:=VLOOKUP(WEEKDAY([.B1];2);semana;2)" office:value-type="string" office:string-value="domingo" calcext:value-type="string">
            <text:p>domingo</text:p>
          </table:table-cell>
          <table:table-cell table:formula="of:=VLOOKUP(WEEKDAY([.C1];2);semana;2)" office:value-type="string" office:string-value="viernes" calcext:value-type="string">
            <text:p>viernes</text:p>
          </table:table-cell>
          <table:table-cell table:number-columns-repeated="3"/>
        </table:table-row>
      </table:table>
      <table:table table:name="Hoja6" table:style-name="ta1">
        <table:table-column table:style-name="co1" table:number-columns-repeated="3" table:default-cell-style-name="Default"/>
        <table:table-row table:style-name="ro1">
          <table:table-cell table:style-name="ce13" table:formula="of:=TODAY()" office:value-type="date" office:date-value="2026-03-20" calcext:value-type="date">
            <text:p>20/03/26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1973-02-02" calcext:value-type="date">
            <text:p>02/02/7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A1]-[.B1]" office:value-type="float" office:value="1188" calcext:value-type="float">
            <text:p>1188</text:p>
          </table:table-cell>
          <table:table-cell table:formula="of:=[.A1]-[.C1]" office:value-type="float" office:value="19404" calcext:value-type="float">
            <text:p>19404</text:p>
          </table:table-cell>
        </table:table-row>
        <table:table-row table:style-name="ro1">
          <table:table-cell/>
          <table:table-cell table:formula="of:=[.B4]/365" office:value-type="float" office:value="3.25479452054795" calcext:value-type="float">
            <text:p>3,25479452054795</text:p>
          </table:table-cell>
          <table:table-cell table:formula="of:=[.C4]/365" office:value-type="float" office:value="53.1616438356164" calcext:value-type="float">
            <text:p>53,16164383561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UP([.B5];0)" office:value-type="float" office:value="4" calcext:value-type="float">
            <text:p>4</text:p>
          </table:table-cell>
          <table:table-cell table:formula="of:=ROUNDUP([.C5];0)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ROUNDDOWN([.B5];0)" office:value-type="float" office:value="3" calcext:value-type="float">
            <text:p>3</text:p>
          </table:table-cell>
          <table:table-cell table:formula="of:=ROUNDDOWN([.C5];0)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INT([.B5])" office:value-type="float" office:value="3" calcext:value-type="float">
            <text:p>3</text:p>
          </table:table-cell>
          <table:table-cell table:formula="of:=INT([.C5])" office:value-type="float" office:value="53" calcext:value-type="float">
            <text:p>5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DAYS360([.B1];[.$A$1])" office:value-type="float" office:value="1172" calcext:value-type="float">
            <text:p>1172</text:p>
          </table:table-cell>
          <table:table-cell table:formula="of:=DAYS360([.C1];[.$A$1])" office:value-type="float" office:value="19128" calcext:value-type="float">
            <text:p>19128</text:p>
          </table:table-cell>
        </table:table-row>
        <table:table-row table:style-name="ro1">
          <table:table-cell/>
          <table:table-cell table:formula="of:=[.B12]/360" office:value-type="float" office:value="3.25555555555556" calcext:value-type="float">
            <text:p>3,25555555555556</text:p>
          </table:table-cell>
          <table:table-cell table:formula="of:=[.C12]/360" office:value-type="float" office:value="53.1333333333333" calcext:value-type="float">
            <text:p>53,1333333333333</text:p>
          </table:table-cell>
        </table:table-row>
        <table:table-row table:style-name="ro1">
          <table:table-cell/>
          <table:table-cell table:formula="of:=INT([.B13])" office:value-type="float" office:value="3" calcext:value-type="float">
            <text:p>3</text:p>
          </table:table-cell>
          <table:table-cell table:formula="of:=INT([.C13])"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INT(DAYS360([$Hoja3.B3];[$Hoja3.C1])/360)" office:value-type="float" office:value="26" calcext:value-type="float">
            <text:p>26</text:p>
          </table:table-cell>
          <table:table-cell table:formula="of:=INT(DAYS360([.C1];[.$A$1])/360)" office:value-type="float" office:value="53" calcext:value-type="float">
            <text:p>53</text:p>
          </table:table-cell>
        </table:table-row>
      </table:table>
      <table:table table:name="Feriados" table:style-name="ta1">
        <table:table-column table:style-name="co19" table:default-cell-style-name="ce1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ía_seman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miércoles</text:p>
          </table:table-cell>
          <table:table-cell table:formula="of:=TEXT([.A2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string" calcext:value-type="string">
            <text:p>lunes</text:p>
          </table:table-cell>
          <table:table-cell table:formula="of:=TEXT([.A3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martes</text:p>
          </table:table-cell>
          <table:table-cell table:formula="of:=TEXT([.A4];&quot;mmmm&quot;)" office:value-type="string" office:string-value="marzo" calcext:value-type="string">
            <text:p>marz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string" calcext:value-type="string">
            <text:p>lunes</text:p>
          </table:table-cell>
          <table:table-cell table:formula="of:=TEXT([.A5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miércoles</text:p>
          </table:table-cell>
          <table:table-cell table:formula="of:=TEXT([.A6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4-18" calcext:value-type="date">
            <text:p>2025-04-18</text:p>
          </table:table-cell>
          <table:table-cell office:value-type="string" calcext:value-type="string">
            <text:p>viernes</text:p>
          </table:table-cell>
          <table:table-cell table:formula="of:=TEXT([.A7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jueves</text:p>
          </table:table-cell>
          <table:table-cell table:formula="of:=TEXT([.A8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domingo</text:p>
          </table:table-cell>
          <table:table-cell table:formula="of:=TEXT([.A9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string" calcext:value-type="string">
            <text:p>lunes</text:p>
          </table:table-cell>
          <table:table-cell table:formula="of:=TEXT([.A10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06-20" calcext:value-type="date">
            <text:p>2025-06-20</text:p>
          </table:table-cell>
          <table:table-cell office:value-type="string" calcext:value-type="string">
            <text:p>viernes</text:p>
          </table:table-cell>
          <table:table-cell table:formula="of:=TEXT([.A11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string" calcext:value-type="string">
            <text:p>miércoles</text:p>
          </table:table-cell>
          <table:table-cell table:formula="of:=TEXT([.A12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domingo</text:p>
          </table:table-cell>
          <table:table-cell table:formula="of:=TEXT([.A13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0-12" calcext:value-type="date">
            <text:p>2025-10-12</text:p>
          </table:table-cell>
          <table:table-cell office:value-type="string" calcext:value-type="string">
            <text:p>domingo</text:p>
          </table:table-cell>
          <table:table-cell table:formula="of:=TEXT([.A14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unes</text:p>
          </table:table-cell>
          <table:table-cell table:formula="of:=TEXT([.A15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string" calcext:value-type="string">
            <text:p>lunes</text:p>
          </table:table-cell>
          <table:table-cell table:formula="of:=TEXT([.A16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jueves</text:p>
          </table:table-cell>
          <table:table-cell table:formula="of:=TEXT([.A17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string" calcext:value-type="string">
            <text:p>jueves</text:p>
          </table:table-cell>
          <table:table-cell table:formula="of:=TEXT([.A18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lunes</text:p>
          </table:table-cell>
          <table:table-cell table:formula="of:=TEXT([.A19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martes</text:p>
          </table:table-cell>
          <table:table-cell table:formula="of:=TEXT([.A20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3-24" calcext:value-type="date">
            <text:p>2026-03-24</text:p>
          </table:table-cell>
          <table:table-cell office:value-type="string" calcext:value-type="string">
            <text:p>martes</text:p>
          </table:table-cell>
          <table:table-cell table:formula="of:=TEXT([.A21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2" calcext:value-type="date">
            <text:p>2026-04-02</text:p>
          </table:table-cell>
          <table:table-cell office:value-type="string" calcext:value-type="string">
            <text:p>jueves</text:p>
          </table:table-cell>
          <table:table-cell table:formula="of:=TEXT([.A22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viernes</text:p>
          </table:table-cell>
          <table:table-cell table:formula="of:=TEXT([.A23];&quot;mmmm&quot;)" office:value-type="string" office:string-value="abril" calcext:value-type="string">
            <text:p>abril</text:p>
          </table:table-cell>
          <table:table-cell office:value-type="string" calcext:value-type="string">
            <text:p>Viernes Sant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01" calcext:value-type="date">
            <text:p>2026-05-01</text:p>
          </table:table-cell>
          <table:table-cell office:value-type="string" calcext:value-type="string">
            <text:p>viernes</text:p>
          </table:table-cell>
          <table:table-cell table:formula="of:=TEXT([.A24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5-25" calcext:value-type="date">
            <text:p>2026-05-25</text:p>
          </table:table-cell>
          <table:table-cell office:value-type="string" calcext:value-type="string">
            <text:p>lunes</text:p>
          </table:table-cell>
          <table:table-cell table:formula="of:=TEXT([.A25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17" calcext:value-type="date">
            <text:p>2026-06-17</text:p>
          </table:table-cell>
          <table:table-cell office:value-type="string" calcext:value-type="string">
            <text:p>miércoles</text:p>
          </table:table-cell>
          <table:table-cell table:formula="of:=TEXT([.A26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rtín Miguel de Güemes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6-20" calcext:value-type="date">
            <text:p>2026-06-20</text:p>
          </table:table-cell>
          <table:table-cell office:value-type="string" calcext:value-type="string">
            <text:p>sábado</text:p>
          </table:table-cell>
          <table:table-cell table:formula="of:=TEXT([.A27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l General Manuel Belgrano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7-09" calcext:value-type="date">
            <text:p>2026-07-09</text:p>
          </table:table-cell>
          <table:table-cell office:value-type="string" calcext:value-type="string">
            <text:p>jueves</text:p>
          </table:table-cell>
          <table:table-cell table:formula="of:=TEXT([.A28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08-17" calcext:value-type="date">
            <text:p>2026-08-17</text:p>
          </table:table-cell>
          <table:table-cell office:value-type="string" calcext:value-type="string">
            <text:p>lunes</text:p>
          </table:table-cell>
          <table:table-cell table:formula="of:=TEXT([.A29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l General José de San Martín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0-12" calcext:value-type="date">
            <text:p>2026-10-12</text:p>
          </table:table-cell>
          <table:table-cell office:value-type="string" calcext:value-type="string">
            <text:p>lunes</text:p>
          </table:table-cell>
          <table:table-cell table:formula="of:=TEXT([.A30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l Respeto a la Diversidad Cultural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1-23" calcext:value-type="date">
            <text:p>2026-11-23</text:p>
          </table:table-cell>
          <table:table-cell office:value-type="string" calcext:value-type="string">
            <text:p>lunes</text:p>
          </table:table-cell>
          <table:table-cell table:formula="of:=TEXT([.A31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 office:value-type="string" calcext:value-type="string">
            <text:p>trasladable</text:p>
          </table:table-cell>
        </table:table-row>
        <table:table-row table:style-name="ro1">
          <table:table-cell office:value-type="date" office:date-value="2026-12-08" calcext:value-type="date">
            <text:p>2026-12-08</text:p>
          </table:table-cell>
          <table:table-cell office:value-type="string" calcext:value-type="string">
            <text:p>martes</text:p>
          </table:table-cell>
          <table:table-cell table:formula="of:=TEXT([.A32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6-12-25" calcext:value-type="date">
            <text:p>2026-12-25</text:p>
          </table:table-cell>
          <table:table-cell office:value-type="string" calcext:value-type="string">
            <text:p>viernes</text:p>
          </table:table-cell>
          <table:table-cell table:formula="of:=TEXT([.A33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inamovible</text:p>
          </table:table-cell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office:value-type="string" calcext:value-type="string">
            <text:p>viernes</text:p>
          </table:table-cell>
          <table:table-cell table:formula="of:=TEXT([.A34];&quot;mmmm&quot;)" office:value-type="string" office:string-value="enero" calcext:value-type="string">
            <text:p>enero</text:p>
          </table:table-cell>
          <table:table-cell office:value-type="string" calcext:value-type="string">
            <text:p>Año Nuevo</text:p>
          </table:table-cell>
          <table:table-cell/>
        </table:table-row>
        <table:table-row table:style-name="ro1">
          <table:table-cell office:value-type="date" office:date-value="2027-02-08" calcext:value-type="date">
            <text:p>2027-02-08</text:p>
          </table:table-cell>
          <table:table-cell office:value-type="string" calcext:value-type="string">
            <text:p>lunes</text:p>
          </table:table-cell>
          <table:table-cell table:formula="of:=TEXT([.A35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2-09" calcext:value-type="date">
            <text:p>2027-02-09</text:p>
          </table:table-cell>
          <table:table-cell office:value-type="string" calcext:value-type="string">
            <text:p>martes</text:p>
          </table:table-cell>
          <table:table-cell table:formula="of:=TEXT([.A36];&quot;mmmm&quot;)" office:value-type="string" office:string-value="febrero" calcext:value-type="string">
            <text:p>febrero</text:p>
          </table:table-cell>
          <table:table-cell office:value-type="string" calcext:value-type="string">
            <text:p>Carnaval</text:p>
          </table:table-cell>
          <table:table-cell/>
        </table:table-row>
        <table:table-row table:style-name="ro1">
          <table:table-cell office:value-type="date" office:date-value="2027-03-24" calcext:value-type="date">
            <text:p>2027-03-24</text:p>
          </table:table-cell>
          <table:table-cell office:value-type="string" calcext:value-type="string">
            <text:p>miércoles</text:p>
          </table:table-cell>
          <table:table-cell table:formula="of:=TEXT([.A37];&quot;mmmm&quot;)" office:value-type="string" office:string-value="marzo" calcext:value-type="string">
            <text:p>marzo</text:p>
          </table:table-cell>
          <table:table-cell office:value-type="string" calcext:value-type="string">
            <text:p>Día Nacional de la Memoria por la Verdad y la Justicia</text:p>
          </table:table-cell>
          <table:table-cell/>
        </table:table-row>
        <table:table-row table:style-name="ro1">
          <table:table-cell office:value-type="date" office:date-value="2027-03-26" calcext:value-type="date">
            <text:p>2027-03-26</text:p>
          </table:table-cell>
          <table:table-cell office:value-type="string" calcext:value-type="string">
            <text:p>viernes</text:p>
          </table:table-cell>
          <table:table-cell table:formula="of:=TEXT([.A38];&quot;mmmm&quot;)" office:value-type="string" office:string-value="marzo" calcext:value-type="string">
            <text:p>marzo</text:p>
          </table:table-cell>
          <table:table-cell office:value-type="string" calcext:value-type="string">
            <text:p>Viernes Santo</text:p>
          </table:table-cell>
          <table:table-cell/>
        </table:table-row>
        <table:table-row table:style-name="ro1">
          <table:table-cell office:value-type="date" office:date-value="2027-04-02" calcext:value-type="date">
            <text:p>2027-04-02</text:p>
          </table:table-cell>
          <table:table-cell office:value-type="string" calcext:value-type="string">
            <text:p>viernes</text:p>
          </table:table-cell>
          <table:table-cell table:formula="of:=TEXT([.A39];&quot;mmmm&quot;)" office:value-type="string" office:string-value="abril" calcext:value-type="string">
            <text:p>abril</text:p>
          </table:table-cell>
          <table:table-cell office:value-type="string" calcext:value-type="string">
            <text:p>Día del Veterano y de los Caídos en la Guerra de Malvinas</text:p>
          </table:table-cell>
          <table:table-cell/>
        </table:table-row>
        <table:table-row table:style-name="ro1">
          <table:table-cell office:value-type="date" office:date-value="2027-05-01" calcext:value-type="date">
            <text:p>2027-05-01</text:p>
          </table:table-cell>
          <table:table-cell office:value-type="string" calcext:value-type="string">
            <text:p>sábado</text:p>
          </table:table-cell>
          <table:table-cell table:formula="of:=TEXT([.A40];&quot;mmmm&quot;)" office:value-type="string" office:string-value="mayo" calcext:value-type="string">
            <text:p>mayo</text:p>
          </table:table-cell>
          <table:table-cell office:value-type="string" calcext:value-type="string">
            <text:p>Día del Trabajador</text:p>
          </table:table-cell>
          <table:table-cell/>
        </table:table-row>
        <table:table-row table:style-name="ro1">
          <table:table-cell office:value-type="date" office:date-value="2027-05-25" calcext:value-type="date">
            <text:p>2027-05-25</text:p>
          </table:table-cell>
          <table:table-cell office:value-type="string" calcext:value-type="string">
            <text:p>martes</text:p>
          </table:table-cell>
          <table:table-cell table:formula="of:=TEXT([.A41];&quot;mmmm&quot;)" office:value-type="string" office:string-value="mayo" calcext:value-type="string">
            <text:p>mayo</text:p>
          </table:table-cell>
          <table:table-cell office:value-type="string" calcext:value-type="string">
            <text:p>Día de la Revolución de Mayo</text:p>
          </table:table-cell>
          <table:table-cell/>
        </table:table-row>
        <table:table-row table:style-name="ro1">
          <table:table-cell office:value-type="date" office:date-value="2027-06-21" calcext:value-type="date">
            <text:p>2027-06-21</text:p>
          </table:table-cell>
          <table:table-cell office:value-type="string" calcext:value-type="string">
            <text:p>lunes</text:p>
          </table:table-cell>
          <table:table-cell table:formula="of:=TEXT([.A42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Güemes (trasladado)</text:p>
          </table:table-cell>
          <table:table-cell/>
        </table:table-row>
        <table:table-row table:style-name="ro1">
          <table:table-cell office:value-type="date" office:date-value="2027-06-20" calcext:value-type="date">
            <text:p>2027-06-20</text:p>
          </table:table-cell>
          <table:table-cell office:value-type="string" calcext:value-type="string">
            <text:p>domingo</text:p>
          </table:table-cell>
          <table:table-cell table:formula="of:=TEXT([.A43];&quot;mmmm&quot;)" office:value-type="string" office:string-value="junio" calcext:value-type="string">
            <text:p>junio</text:p>
          </table:table-cell>
          <table:table-cell office:value-type="string" calcext:value-type="string">
            <text:p>Paso a la Inmortalidad de Belgrano</text:p>
          </table:table-cell>
          <table:table-cell/>
        </table:table-row>
        <table:table-row table:style-name="ro1">
          <table:table-cell office:value-type="date" office:date-value="2027-07-09" calcext:value-type="date">
            <text:p>2027-07-09</text:p>
          </table:table-cell>
          <table:table-cell office:value-type="string" calcext:value-type="string">
            <text:p>viernes</text:p>
          </table:table-cell>
          <table:table-cell table:formula="of:=TEXT([.A44];&quot;mmmm&quot;)" office:value-type="string" office:string-value="julio" calcext:value-type="string">
            <text:p>julio</text:p>
          </table:table-cell>
          <table:table-cell office:value-type="string" calcext:value-type="string">
            <text:p>Día de la Independencia</text:p>
          </table:table-cell>
          <table:table-cell/>
        </table:table-row>
        <table:table-row table:style-name="ro1">
          <table:table-cell office:value-type="date" office:date-value="2027-08-16" calcext:value-type="date">
            <text:p>2027-08-16</text:p>
          </table:table-cell>
          <table:table-cell office:value-type="string" calcext:value-type="string">
            <text:p>lunes</text:p>
          </table:table-cell>
          <table:table-cell table:formula="of:=TEXT([.A45];&quot;mmmm&quot;)" office:value-type="string" office:string-value="agosto" calcext:value-type="string">
            <text:p>agosto</text:p>
          </table:table-cell>
          <table:table-cell office:value-type="string" calcext:value-type="string">
            <text:p>Paso a la Inmortalidad de San Martín (trasladado)</text:p>
          </table:table-cell>
          <table:table-cell/>
        </table:table-row>
        <table:table-row table:style-name="ro1">
          <table:table-cell office:value-type="date" office:date-value="2027-10-11" calcext:value-type="date">
            <text:p>2027-10-11</text:p>
          </table:table-cell>
          <table:table-cell office:value-type="string" calcext:value-type="string">
            <text:p>lunes</text:p>
          </table:table-cell>
          <table:table-cell table:formula="of:=TEXT([.A46];&quot;mmmm&quot;)" office:value-type="string" office:string-value="octubre" calcext:value-type="string">
            <text:p>octubre</text:p>
          </table:table-cell>
          <table:table-cell office:value-type="string" calcext:value-type="string">
            <text:p>Día de la Diversidad Cultural (trasladado)</text:p>
          </table:table-cell>
          <table:table-cell/>
        </table:table-row>
        <table:table-row table:style-name="ro1">
          <table:table-cell office:value-type="date" office:date-value="2027-11-22" calcext:value-type="date">
            <text:p>2027-11-22</text:p>
          </table:table-cell>
          <table:table-cell office:value-type="string" calcext:value-type="string">
            <text:p>lunes</text:p>
          </table:table-cell>
          <table:table-cell table:formula="of:=TEXT([.A47];&quot;mmmm&quot;)" office:value-type="string" office:string-value="noviembre" calcext:value-type="string">
            <text:p>noviembre</text:p>
          </table:table-cell>
          <table:table-cell office:value-type="string" calcext:value-type="string">
            <text:p>Día de la Soberanía Nacional (trasladado)</text:p>
          </table:table-cell>
          <table:table-cell/>
        </table:table-row>
        <table:table-row table:style-name="ro1">
          <table:table-cell office:value-type="date" office:date-value="2027-12-08" calcext:value-type="date">
            <text:p>2027-12-08</text:p>
          </table:table-cell>
          <table:table-cell office:value-type="string" calcext:value-type="string">
            <text:p>miércoles</text:p>
          </table:table-cell>
          <table:table-cell table:formula="of:=TEXT([.A48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Inmaculada Concepción de María</text:p>
          </table:table-cell>
          <table:table-cell/>
        </table:table-row>
        <table:table-row table:style-name="ro1">
          <table:table-cell office:value-type="date" office:date-value="2027-12-25" calcext:value-type="date">
            <text:p>2027-12-25</text:p>
          </table:table-cell>
          <table:table-cell office:value-type="string" calcext:value-type="string">
            <text:p>sábado</text:p>
          </table:table-cell>
          <table:table-cell table:formula="of:=TEXT([.A49];&quot;mmmm&quot;)" office:value-type="string" office:string-value="diciembre" calcext:value-type="string">
            <text:p>diciembre</text:p>
          </table:table-cell>
          <table:table-cell office:value-type="string" calcext:value-type="string">
            <text:p>Navidad</text:p>
          </table:table-cell>
          <table:table-cell/>
        </table:table-row>
      </table:table>
      <table:table table:name="Gestión de Proyecto 1" table:style-name="ta1">
        <table:table-column table:style-name="co24" table:default-cell-style-name="Default"/>
        <table:table-column table:style-name="co1" table:number-columns-repeated="6" table:default-cell-style-name="Default"/>
        <table:table-row table:style-name="ro6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cha de Inicio:</text:p>
          </table:table-cell>
          <table:table-cell table:style-name="ce13"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de Final;</text:p>
          </table:table-cell>
          <table:table-cell table:style-name="ce13" office:value-type="date" office:date-value="2026-10-01" calcext:value-type="date">
            <text:p>01/10/2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[.B4]-[.B3]" office:value-type="float" office:value="183" calcext:value-type="float">
            <text:p>183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)" office:value-type="float" office:value="132" calcext:value-type="float">
            <text:p>132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dad de Días:</text:p>
          </table:table-cell>
          <table:table-cell table:formula="of:=NETWORKDAYS([.B3];[.B4];lista_feriados)" office:value-type="float" office:value="125" calcext:value-type="float">
            <text:p>125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Gestión de proyectos 2" table:style-name="ta1">
        <table:table-column table:style-name="co25" table:default-cell-style-name="Default"/>
        <table:table-column table:style-name="co1" table:default-cell-style-name="ce13"/>
        <table:table-column table:style-name="co1" table:number-columns-repeated="5" table:default-cell-style-name="Default"/>
        <table:table-row table:style-name="ro6">
          <table:table-cell table:style-name="ce19" office:value-type="string" calcext:value-type="string" table:number-columns-spanned="7" table:number-rows-spanned="1">
            <text:p>Gestión de Proyecto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Inicio:</text:p>
          </table:table-cell>
          <table:table-cell office:value-type="date" office:date-value="2026-04-01" calcext:value-type="date">
            <text:p>01/04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idad de días: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[.B3]+[.B4]" office:value-type="date" office:date-value="2026-07-10" calcext:value-type="date">
            <text:p>10/07/26</text:p>
          </table:table-cell>
          <table:table-cell/>
          <table:table-cell office:value-type="string" calcext:value-type="string">
            <text:p>Trabajando Sábado Domingo y Feriado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)" office:value-type="date" office:date-value="2026-08-19" calcext:value-type="date">
            <text:p>19/08/26</text:p>
          </table:table-cell>
          <table:table-cell/>
          <table:table-cell office:value-type="string" calcext:value-type="string">
            <text:p>Sin trabajar Sábado ni Domingo, pero trabajando días feriados de se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de Final:</text:p>
          </table:table-cell>
          <table:table-cell table:formula="of:=WORKDAY([.B3];[.B4];fechas)" office:value-type="date" office:date-value="2026-08-28" calcext:value-type="date">
            <text:p>28/08/26</text:p>
          </table:table-cell>
          <table:table-cell/>
          <table:table-cell office:value-type="string" calcext:value-type="string">
            <text:p>Sin trabajar Sáb ni Dom ni días feriados</text:p>
          </table:table-cell>
          <table:table-cell table:number-columns-repeated="3"/>
        </table:table-row>
      </table:table>
      <table:table table:name="Estadistic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ntidad de fechas cargadas:</text:p>
          </table:table-cell>
          <table:table-cell/>
          <table:table-cell table:style-name="ce20" table:formula="of:=COUNTA(fechas)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ía de semana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table:formula="of:=COUNTIF(dia_semana;[.A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table:formula="of:=COUNTIF(dia_semana;[.A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table:formula="of:=COUNTIF(dia_semana;[.A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table:formula="of:=COUNTIF(dia_semana;[.A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table:formula="of:=COUNTIF(dia_semana;[.A1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formula="of:=COUNTIF(dia_semana;[.A1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formula="of:=COUNTIF(dia_semana;[.A1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tidad:</text:p>
          </table:table-cell>
          <table:table-cell table:formula="of:=SUM([.B7:.B13])" office:value-type="float" office:value="48" calcext:value-type="float">
            <text:p>4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antidad de feriados</text:p>
          </table:table-cell>
          <table:table-cell/>
        </table:table-row>
        <table:table-row table:style-name="ro1">
          <table:table-cell office:value-type="string" calcext:value-type="string">
            <text:p>enero</text:p>
          </table:table-cell>
          <table:table-cell table:formula="of:=COUNTIF(meses;[.C18])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COUNTIF(meses;[.C19])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COUNTIF(meses;[.C20])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COUNTIF(meses;[.C21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COUNTIF(meses;[.C22]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formula="of:=COUNTIF(meses;[.C23])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formula="of:=COUNTIF(meses;[.C24])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formula="of:=COUNTIF(meses;[.C25])"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formula="of:=COUNTIF(meses;[.C26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formula="of:=COUNTIF(meses;[.C27])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formula="of:=COUNTIF(meses;[.C28])" office:value-type="float" office:value="0" calcext:value-type="float">
            <text:p>0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formula="of:=COUNTIF(meses;[.C29])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8:.B29])" office:value-type="float" office:value="0" calcext:value-type="float">
            <text:p>0</text:p>
          </table:table-cell>
          <table:table-cell/>
        </table:table-row>
      </table:table>
      <table:named-expressions>
        <table:named-range table:name="dia_semana" table:base-cell-address="$Feriados.$B$1" table:cell-range-address="$Feriados.$B:.$B"/>
        <table:named-range table:name="fechas" table:base-cell-address="$Feriados.$A$1" table:cell-range-address="$Feriados.$A$2:.$A$1048576"/>
        <table:named-range table:name="lista" table:base-cell-address="$Feriados.$A$1" table:cell-range-address="$Feriados.$A$2:.$E$1048576"/>
        <table:named-range table:name="lista_feriados" table:base-cell-address="$Feriados.$D$1" table:cell-range-address="$Feriados.$A:.$E"/>
        <table:named-range table:name="meses" table:base-cell-address="$Feriados.$C$1" table:cell-range-address="$Feriados.$C:.$C"/>
        <table:named-range table:name="semana" table:base-cell-address="$Hoja5.$E$1" table:cell-range-address="$Hoja5.$E$1:.$F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 style:data-style-name="N2" text:time-value="20:18:15.6831772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8:59.554414362</meta:creation-date>
    <dc:date>2026-03-20T22:13:04.150008378</dc:date>
    <meta:editing-duration>PT1H27M34S</meta:editing-duration>
    <meta:editing-cycles>12</meta:editing-cycles>
    <meta:generator>LibreOffice/24.2.7.2$Linux_X86_64 LibreOffice_project/420$Build-2</meta:generator>
    <meta:document-statistic meta:table-count="10" meta:cell-count="564" meta:object-count="0"/>
  </office:meta>
</office:document-meta>
</file>